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1453in" svg:x="0.0063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15">
            <text:p>15</text:p>
          </table:table-cell>
          <table:table-cell table:style-name="ce170" table:formula="of:=COUNTIF([.L$7:.L$978];[.$J1])" office:value-type="float" office:value="15">
            <text:p>15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0">
            <text:p>0</text:p>
          </table:table-cell>
          <table:table-cell table:style-name="ce170" table:formula="of:=COUNTIF([.L$7:.L$978];[.$J2])" office:value-type="float" office:value="0">
            <text:p>0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3" table:number-columns-repeated="241"/>
        </table:table-row>
        <table:table-row table:style-name="ro22" table:visibility="filter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</text:span><text:span text:style-name="T5">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</text:span><text:span text:style-name="T6">Management/acme/web contents </text:span><text:span text:style-name="T6">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</text:span><text:span text:style-name="T4">Management/acme/web contents </text:span><text:span text:style-name="T4">(or documents)</text:span></text:p>
            <text:p><text:span text:style-name="T7">- Select </text:span><text:span text:style-name="T8">Site editor/Add new page</text:span><text:span text:style-name="T7"> to </text:span><text:span text:style-name="T7">create new page. </text:span></text:p>
            <text:p><text:span text:style-name="T7">- Choose a Content list viewer portlet </text:span><text:span text:style-name="T7">by drag and drop from page editor</text:span></text:p>
            <text:p><text:span text:style-name="T7">- Click edit portlet icon of this Content </text:span><text:span text:style-name="T7">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</text:span><text:span text:style-name="T5">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5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</text:span><text:span text:style-name="T5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8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</text:span><text:span text:style-name="T13">box </text:span></text:p>
            <text:p><text:span text:style-name="T14">- Click [</text:span><text:span text:style-name="T15">Administration</text:span><text:span text:style-name="T14">] button then </text:span><text:span text:style-name="T14">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</text:span><text:span text:style-name="T16">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</text:span><text:span text:style-name="T7">box</text:span></text:p>
            <text:p><text:span text:style-name="T7">- Click [</text:span><text:span text:style-name="T18">Administration</text:span><text:span text:style-name="T7">] button then </text:span><text:span text:style-name="T7">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</text:span><text:span text:style-name="T7">dialog</text:span></text:p>
            <text:p><text:span text:style-name="T11">Convert letter</text:span></text:p>
            <text:p><text:span text:style-name="T13">- Select a letter by ticking on check </text:span><text:span text:style-name="T13">box</text:span></text:p>
            <text:p><text:span text:style-name="T13">- </text:span><text:span text:style-name="T14">Click [</text:span><text:span text:style-name="T15">Administration</text:span><text:span text:style-name="T14">] button then </text:span><text:span text:style-name="T14">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</text:span><text:span text:style-name="T32">confirmation letter <text:s/>is sent to the </text:span><text:span text:style-name="T32">inputed email address. If he does not </text:span><text:span text:style-name="T32">confirm this letter, he cannot receive </text:span><text:span text:style-name="T32">any letter which has the subscription </text:span><text:span text:style-name="T32">subscribed before. </text:span></text:p>
            <text:p><text:span text:style-name="T32">Just open email and click “here” link </text:span><text:span text:style-name="T32">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1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</text:span><text:span text:style-name="T5">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</text:span><text:span text:style-name="T5">bar or right click on the main pane</text:span></text:p>
            <text:p><text:span text:style-name="T5">- Select type of document : Article</text:span></text:p>
            <text:p><text:span text:style-name="T5">- Put name for document and other </text:span><text:span text:style-name="T5">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</text:span><text:span text:style-name="T5">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</text:span><text:span text:style-name="T5">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2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</text:span><text:span text:style-name="T5">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</text:span><text:span text:style-name="T5">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</text:span><text:span text:style-name="T21">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</text:span><text:span text:style-name="T6">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</text:span><text:span text:style-name="T9">perform to edit, click Save</text:span></text:p>
            <text:p><text:span text:style-name="T6">Delete a comment</text:span></text:p>
            <text:p><text:span text:style-name="T9">- Show the comment, click on Delete </text:span><text:span text:style-name="T9">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FQA-198</text:p>
          </table:table-cell>
          <table:table-cell table:number-columns-repeated="242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5">Delete category</text:span></text:p>
            <text:p><text:span text:style-name="T9">- Click on corresponding Delete icon </text:span><text:span text:style-name="T9">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8">Show Relation</text:span></text:p>
            <text:p><text:span text:style-name="T23">- Select the node which Is added </text:span><text:span text:style-name="T23">relation</text:span></text:p>
            <text:p><text:span text:style-name="T7">- Click Show/Hide Relations icon on </text:span><text:span text:style-name="T7">action bar</text:span></text:p>
            <text:p><text:span text:style-name="T8">Hide Relation</text:span></text:p>
            <text:p><text:span text:style-name="T7">- Click Show/Hide Relations icon on </text:span><text:span text:style-name="T7">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</text:span><text:span text:style-name="T19">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</text:span><text:span text:style-name="T9">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</text:span><text:span text:style-name="T5">bar</text:span></text:p>
            <text:p><text:span text:style-name="T6">Add permission for node</text:span></text:p>
            <text:p><text:span text:style-name="T9">- Choose user/group to add </text:span><text:span text:style-name="T9">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</text:span><text:span text:style-name="T9">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3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</text:span><text:span text:style-name="T5">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</text:span><text:span text:style-name="T27">bar</text:span></text:p>
            <text:p><text:span text:style-name="T27">- Click Advanced Search icon</text:span></text:p>
            <text:p><text:span text:style-name="T27">- Choose Constraint and fill value to </text:span><text:span text:style-name="T27">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</text:span><text:span text:style-name="T23">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</text:span><text:span text:style-name="T23">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</text:span><text:span text:style-name="T9">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</text:span><text:span text:style-name="T8">Administration/Categories&amp;Tags/M</text:span><text:span text:style-name="T8">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</text:span><text:span text:style-name="T5">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</text:span><text:span text:style-name="T29"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</text:span><text:span text:style-name="T8">Administration/Categories&amp;Tags/M</text:span><text:span text:style-name="T8">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</text:span><text:span text:style-name="T29"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</text:span><text:span text:style-name="T4">valid value in fields</text:span></text:p>
            <text:p><text:span text:style-name="T23">- Go to </text:span><text:span text:style-name="T8">Content </text:span><text:span text:style-name="T8">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</text:span><text:span text:style-name="T9">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</text:span><text:span text:style-name="T23">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</text:span><text:span text:style-name="T9">Metadata you want to View</text:span></text:p>
            <text:p><text:span text:style-name="T6">Edit Metadata</text:span></text:p>
            <text:p><text:span text:style-name="T8">- </text:span><text:span text:style-name="T23">Click corresponding Edit icon of </text:span><text:span text:style-name="T23">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</text:span><text:span text:style-name="T23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</text:span><text:span text:style-name="T8">Administration/Content </text:span><text:span text:style-name="T8">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</text:span><text:span text:style-name="T9">View you want to view</text:span></text:p>
            <text:p><text:span text:style-name="T6">Edit a View</text:span></text:p>
            <text:p><text:span text:style-name="T23">- Click on corresponding Edit icon of </text:span><text:span text:style-name="T23">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</text:span><text:span text:style-name="T8">Administration/Content </text:span><text:span text:style-name="T8">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</text:span><text:span text:style-name="T8">Administration/Content Types/ </text:span><text:span text:style-name="T8">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on/Advanced </text:span><text:span text:style-name="T8">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</text:span><text:span text:style-name="T23">perform to edit</text:span></text:p>
            <text:p><text:span text:style-name="T8">Delete Query</text:span></text:p>
            <text:p><text:span text:style-name="T8">- </text:span><text:span text:style-name="T23">Click on Delete this query icon of a </text:span><text:span text:style-name="T23">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</text:span><text:span text:style-name="T8">Administration/Advanced </text:span><text:span text:style-name="T8">configuration/Manage Scripts</text:span></text:p>
            <text:p><text:span text:style-name="T9">- Click Add button and input </text:span><text:span text:style-name="T9">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</text:span><text:span text:style-name="T23">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tration/Advanced </text:span><text:span text:style-name="T26">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</text:span><text:span text:style-name="T9">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</text:span><text:span text:style-name="T9">which have permission 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</text:span><text:span text:style-name="T6">Validation Request</text:span> folder</text:p>
            <text:p>- Login by user is in validator:/platform/administrators group, eg John</text:p>
            <text:p>- Go to <text:span text:style-name="T6">Business Process </text:span><text:span text:style-name="T6">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</text:span><text:span text:style-name="T23">Human resources group, eg James</text:span></text:p>
            <text:p><text:span text:style-name="T23">- Open form to read process above by </text:span><text:span text:style-name="T23">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</text:span><text:span text:style-name="T23">Human resources group, eg James</text:span></text:p>
            <text:p><text:span text:style-name="T23">- Open form to read process above by </text:span><text:span text:style-name="T23">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9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10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hanhly </meta:initial-creator>
    <meta:creation-date>2010-08-10T15:50:28</meta:creation-date>
    <dc:date>2012-10-12T10:42:22</dc:date>
    <meta:editing-cycles>164</meta:editing-cycles>
    <meta:editing-duration>P1DT9H14M43S</meta:editing-duration>
    <dc:creator>exoplatform </dc:creator>
    <meta:document-statistic meta:table-count="4" meta:cell-count="1218" meta:object-count="1"/>
    <meta:user-defined meta:name="Info 1"/>
    <meta:user-defined meta:name="Info 2"/>
    <meta:user-defined meta:name="Info 3"/>
    <meta:user-defined meta:name="Info 4"/>
  </office:meta>
</office:document-meta>
</file>